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254cm" fo:margin-bottom="0.254cm" loext:contextual-spacing="false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margin-top="0.254cm" fo:margin-bottom="0.254cm" loext:contextual-spacing="false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 officeooo:rsid="0010602f" officeooo:paragraph-rsid="0010602f" style:font-size-asian="11pt" style:font-size-complex="11pt"/>
    </style:style>
    <style:style style:name="P3" style:family="paragraph" style:parent-style-name="Text_20_body">
      <style:paragraph-properties fo:margin-left="0cm" fo:margin-right="0cm" fo:margin-top="0.254cm" fo:margin-bottom="0.254cm" loext:contextual-spacing="false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>
      <style:paragraph-properties fo:margin-left="0cm" fo:margin-right="0cm" fo:margin-top="0.254cm" fo:margin-bottom="0.254cm" loext:contextual-spacing="false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 officeooo:rsid="00136b82" officeooo:paragraph-rsid="00136b82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.254cm" fo:margin-bottom="0.254cm" loext:contextual-spacing="false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 officeooo:rsid="0016a6fe" officeooo:paragraph-rsid="0016a6f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margin-left="0cm" fo:margin-right="0cm" fo:margin-top="0.254cm" fo:margin-bottom="0.254cm" loext:contextual-spacing="false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 officeooo:rsid="0017676d" officeooo:paragraph-rsid="0017676d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paragraph-properties fo:margin-left="0cm" fo:margin-right="0cm" fo:margin-top="0.254cm" fo:margin-bottom="0.254cm" loext:contextual-spacing="false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 officeooo:rsid="001d44aa" officeooo:paragraph-rsid="001d44aa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margin-left="0cm" fo:margin-right="0cm" fo:margin-top="0.254cm" fo:margin-bottom="0.254cm" loext:contextual-spacing="false" fo:orphans="2" fo:widows="2" fo:text-indent="0cm" style:auto-text-indent="false"/>
      <style:text-properties fo:font-variant="normal" fo:text-transform="none" fo:color="#000000" style:font-name="Calibri" fo:font-size="11pt" fo:letter-spacing="normal" fo:font-style="normal" fo:font-weight="normal" officeooo:rsid="0020e2e2" officeooo:paragraph-rsid="0020e2e2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.254cm" fo:margin-bottom="0.254cm" loext:contextual-spacing="false" fo:orphans="2" fo:widows="2" fo:text-indent="0cm" style:auto-text-indent="false"/>
      <style:text-properties fo:font-variant="normal" fo:text-transform="none" fo:color="#000000" style:font-name="Calibri" fo:font-size="11pt" fo:letter-spacing="normal" fo:font-style="normal" style:text-underline-style="solid" style:text-underline-width="auto" style:text-underline-color="font-color" fo:font-weight="bold" officeooo:rsid="0010602f" officeooo:paragraph-rsid="0010602f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left="0cm" fo:margin-right="0cm" fo:margin-top="0.254cm" fo:margin-bottom="0.254cm" loext:contextual-spacing="false" fo:orphans="2" fo:widows="2" fo:text-indent="0cm" style:auto-text-indent="false"/>
      <style:text-properties fo:font-variant="normal" fo:text-transform="none" fo:color="#000000" style:font-name="Calibri" fo:font-size="11pt" fo:letter-spacing="normal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text-properties fo:color="#000000" style:font-name="Calibri" fo:font-size="11pt" officeooo:rsid="0018cf3c" officeooo:paragraph-rsid="0018cf3c" style:font-size-asian="11pt" style:font-size-complex="11pt"/>
    </style:style>
    <style:style style:name="T1" style:family="text">
      <style:text-properties officeooo:rsid="00124d37"/>
    </style:style>
    <style:style style:name="T2" style:family="text">
      <style:text-properties fo:font-style="italic" officeooo:rsid="00124d37" style:font-style-asian="italic" style:font-style-complex="italic"/>
    </style:style>
    <style:style style:name="T3" style:family="text">
      <style:text-properties officeooo:rsid="00144bed"/>
    </style:style>
    <style:style style:name="T4" style:family="text">
      <style:text-properties officeooo:rsid="001aa4b7"/>
    </style:style>
    <style:style style:name="T5" style:family="text">
      <style:text-properties officeooo:rsid="001d44aa"/>
    </style:style>
    <style:style style:name="T6" style:family="text">
      <style:text-properties officeooo:rsid="001eae0c"/>
    </style:style>
    <style:style style:name="fr1" style:family="graphic" style:parent-style-name="Formula">
      <style:graphic-properties style:vertical-pos="from-top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KE 1</text:p>
      <text:p text:style-name="P10">What is radiation?</text:p>
      <text:p text:style-name="P2">Stråling er transport av energi uten et transportmedium vha. Elektromagnetiske bølger eller partikler(elektroner, protoner, nøytroner eller ioner etc.). </text:p>
      <text:p text:style-name="P2">Stråling som har energi nok til å <text:span text:style-name="T1">fjerne et eller flere orbital-elektroner fra et atom eller et molekyl kalles </text:span><text:span text:style-name="T2">ioniserende stråling</text:span><text:span text:style-name="T1">.</text:span></text:p>
      <text:p text:style-name="P1"/>
      <text:p text:style-name="P10">What is the difference between X-ray radiation and gamma-radiation?</text:p>
      <text:p text:style-name="P4">Røntgenstråling har bølgelengde på rundt <draw:frame draw:style-name="fr1" draw:name="Objekt1" text:anchor-type="as-char" svg:y="-0.437cm" svg:width="1.662cm" svg:height="0.52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>og oppover. <text:s/>Hovedforskjellen på røntgen- og gamma-stråling er hvor de kommer fra. Røntgen dannes når elektroner treffer et ’target’ eller eksitasjon i et atom. Gamma dannes når et atom henfaller.</text:span></text:p>
      <text:p text:style-name="P10"/>
      <text:p text:style-name="P10">What is it that takes place to produce gamma-radiation?</text:p>
      <text:p text:style-name="P5">En høyenergisk partikkel kan kollidere med en annen partikkel. <text:span text:style-name="T5">Gjerne en kjerne slik at det går i ’oppløsning’</text:span></text:p>
      <text:p text:style-name="P5">Partikkel og antipartikkel a<text:span text:style-name="T5">n</text:span>hillasjon</text:p>
      <text:p text:style-name="P7">Radioaktivt henfall av et atom. <text:span text:style-name="T6">En ustabil isotop gir fra seg overskuddsenergien for å stabillisere seg i form av alpha-, beta- eller gamma-stråling. Gjerne flere.</text:span></text:p>
      <text:p text:style-name="P10"/>
      <text:p text:style-name="P10">Why is gamma-radiation only e<text:expression text:formula="ooow:fx*%sigma" office:value-type="float" office:value="0" style:data-style-name="N0"/>mitted from heavy nuclei, usually not from light radioactive nuclei?</text:p>
      <text:p text:style-name="P8">Fordi de tyngre kjernene gjerne er mer ustabile?</text:p>
      <text:p text:style-name="P8"/>
      <text:p text:style-name="P10">Why is the gamma-spectrum like a finger-print of the isotope?</text:p>
      <text:p text:style-name="P6">Gamma-spektrumet har definerte energier, som kun kommer fra dette isotopet. </text:p>
      <text:p text:style-name="P3"/>
      <text:p text:style-name="P10">Why is the size of the electromagnetic energy packets more important than total energy?</text:p>
      <text:p text:style-name="P11">Størrelsen på pakken avgjør om den kan ionisere et molekyl eller atom. Dette er det som gjør skade og en høy total energi vil ikke nødvendigvis gjøre den skadli<text:span text:style-name="T4">g hvis energy pakkene er små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5:50:31.405000000</meta:creation-date>
    <meta:generator>LibreOffice/6.1.0.3$Windows_X86_64 LibreOffice_project/efb621ed25068d70781dc026f7e9c5187a4decd1</meta:generator>
    <dc:date>2018-09-07T17:44:21.492000000</dc:date>
    <meta:editing-duration>PT38M37S</meta:editing-duration>
    <meta:editing-cycles>14</meta:editing-cycles>
    <meta:document-statistic meta:table-count="0" meta:image-count="0" meta:object-count="1" meta:page-count="1" meta:paragraph-count="16" meta:word-count="234" meta:character-count="1536" meta:non-whitespace-character-count="1315"/>
  </office:meta>
</office:document-meta>
</file>

<file path=Object 1/content.xml><?xml version="1.0" encoding="utf-8"?>
<math xmlns="http://www.w3.org/1998/Math/MathML" display="block">
  <semantics>
    <mrow>
      <mrow>
        <mn>5</mn>
        <mo stretchy="false">⋅</mo>
        <msup>
          <mn>10</mn>
          <mrow>
            <mo stretchy="false">−</mo>
            <mn>8</mn>
          </mrow>
        </msup>
      </mrow>
      <mi>m</mi>
    </mrow>
    <annotation encoding="StarMath 5.0">5 cdot 10^-8 m</annotation>
  </semantics>
</math>
</file>